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1.984cm" fo:min-width="19.3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9.084cm" fo:min-width="16.542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6.892cm" fo:min-width="13.36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0.292cm" fo:min-width="1.742cm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0.35cm" fo:min-width="1.8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0cm" fo:min-width="1.867cm"/>
    </style:style>
    <style:style style:name="gr7" style:family="graphic" style:parent-style-name="standard">
      <style:graphic-properties draw:fill-color="#ff3300" draw:textarea-horizontal-align="justify" draw:textarea-vertical-align="middle" draw:auto-grow-height="false" fo:min-height="0cm" fo:min-width="2.962cm"/>
    </style:style>
    <style:style style:name="gr8" style:family="graphic" style:parent-style-name="standard">
      <style:graphic-properties draw:fill-color="#ff3300" draw:textarea-horizontal-align="justify" draw:textarea-vertical-align="middle" draw:auto-grow-height="false" fo:min-height="0cm" fo:min-width="2.335cm"/>
    </style:style>
    <style:style style:name="gr9" style:family="graphic" style:parent-style-name="standard">
      <style:graphic-properties draw:fill-color="#ff3300" draw:textarea-horizontal-align="justify" draw:textarea-vertical-align="middle" draw:auto-grow-height="false" fo:min-height="0cm" fo:min-width="2.506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472cm" fo:min-width="0.222cm"/>
    </style:style>
    <style:style style:name="gr11" style:family="graphic" style:parent-style-name="standard">
      <style:graphic-properties draw:stroke="none" svg:stroke-color="#000000" draw:fill="none" draw:fill-color="#ffffff" fo:min-height="1.873cm"/>
    </style:style>
    <style:style style:name="gr12" style:family="graphic" style:parent-style-name="standard">
      <style:graphic-properties draw:stroke="none" svg:stroke-color="#000000" draw:fill="none" draw:fill-color="#ffffff" fo:min-height="0.937cm"/>
    </style:style>
    <style:style style:name="gr13" style:family="graphic" style:parent-style-name="standard">
      <style:graphic-properties draw:fill-color="#ffff00" draw:textarea-vertical-align="middle" draw:auto-grow-height="false" fo:min-height="2.89cm" fo:min-width="11.24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85cm" fo:min-width="8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cm" svg:height="17.3cm" svg:x="0.7cm" svg:y="2.4cm">
          <text:p text:style-name="P1"><text:span text:style-name="T1">Centrale DCC</text:span></text:p>
          <draw:enhanced-geometry svg:viewBox="0 0 21600 21600" draw:glue-points="10800 0 3163 3163 0 10800 3163 18437 10800 21600 18437 18437 21600 10800 18437 3163" draw:text-areas="3163 3163 18437 18437" draw:type="ring" draw:modifiers="641.2166033019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24.1cm" svg:height="13.2cm" svg:x="2.4cm" svg:y="4.4cm">
          <text:p/>
          <draw:enhanced-geometry svg:viewBox="0 0 21600 21600" draw:glue-points="10800 0 3163 3163 0 10800 3163 18437 10800 21600 18437 18437 21600 10800 18437 3163" draw:text-areas="3163 3163 18437 18437" draw:type="ring" draw:modifiers="775.1957212619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19.6cm" svg:height="10.1cm" svg:x="4.7cm" svg:y="6cm">
          <text:p/>
          <draw:enhanced-geometry svg:viewBox="0 0 21600 21600" draw:glue-points="10800 0 3163 3163 0 10800 3163 18437 10800 21600 18437 18437 21600 10800 18437 3163" draw:text-areas="3163 3163 18437 18437" draw:type="ring" draw:modifiers="736.0049226982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-0.134564885328763) translate (10.721cm 14.7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svg:x="20.3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-0.0907571211037051) translate (12.732cm 17.3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0.127234502470387) translate (15.271cm 16.6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0.336150413934108) translate (19.4cm 19.1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0.235793981944434) translate (9.1cm 7.21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svg:x="1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3cm" svg:height="0.6cm" draw:transform="rotate (-0.096516707635286) translate (14.905cm 4.838cm)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-0.264068315826742) translate (18.657cm 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653cm" svg:height="0.7cm" draw:transform="rotate (-0.743859327199983) translate (12.073cm 15.459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3.881cm" svg:height="0.7cm" draw:transform="rotate (-0.498116968519182) translate (17.069cm 16.818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3.178cm" svg:height="0.7cm" draw:transform="rotate (-2.31919351005007) translate (12.775cm 4.776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3.37cm" svg:height="0.7cm" draw:transform="rotate (-2.51903370940342) translate (19.6cm 3.135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0.8cm" svg:height="0.8cm" draw:transform="rotate (-0.266860842629933) translate (8.32cm 14.3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14.6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0.202283660306143) translate (11.288cm 16.7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249931148885588) translate (18.613cm 16.6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0731292956585624) translate (17.772cm 18.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312588469032184) translate (22.096cm 17.6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11.9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1.20602251312808) translate (7.988cm 7.1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250280214735987) translate (9.413cm 4.9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0.263195651200745) translate (18.118cm 4.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0.000872664625997355) translate (16.839cm 2.3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1.32994089001968) translate (21.779cm 4.25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23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6.8cm" svg:height="2.123cm" svg:x="23cm" svg:y="1.077cm">
          <draw:text-box>
            <text:p>Contrôleur aiguillage</text:p>
          </draw:text-box>
        </draw:frame>
        <draw:frame draw:style-name="gr12" draw:text-style-name="P7" draw:layer="layout" svg:width="5.2cm" svg:height="1.187cm" svg:x="25cm" svg:y="3.113cm">
          <draw:text-box>
            <text:p>Capteur</text:p>
          </draw:text-box>
        </draw:frame>
        <draw:custom-shape draw:style-name="gr13" draw:text-style-name="P8" draw:layer="layout" svg:width="11.745cm" svg:height="3.14cm" draw:transform="skewX (-0.0328121899374934) rotate (-3.0471703410569) translate (20.196cm 13.736cm)">
          <text:p/>
          <draw:enhanced-geometry svg:viewBox="0 0 21600 21600" draw:mirror-horizontal="true" draw:text-areas="0 0 21600 21600" draw:type="circular-arrow" draw:modifiers="180 26.0277935495338 9755.54494748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8.5cm" svg:height="3.1cm" svg:x="9.7cm" svg:y="8.8cm">
          <text:p text:style-name="P1">Centale DCC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cm" svg:height="0.8cm" svg:x="14.2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14.7cm" svg:y="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4.7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23.6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2.4cm" svg:y="1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0.8cm" svg:y="1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25.7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27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2cm" svg:stroke-color="#111111" draw:marker-start-width="0.5cm" draw:marker-start-center="false" draw:marker-end-width="0.5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entury Schoolbook L1" fo:font-family="'Century Schoolbook L'" style:font-style-name="Italic" style:font-family-generic="roman" style:font-pitch="variable" fo:font-size="20pt" fo:font-style="italic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19:20:32.872463460</meta:creation-date>
    <dc:date>2017-02-25T23:08:57.288740275</dc:date>
    <meta:editing-duration>PT26M52S</meta:editing-duration>
    <meta:editing-cycles>9</meta:editing-cycles>
    <meta:generator>LibreOffice/5.1.6.2.0$Linux_X86_64 LibreOffice_project/10$Build-2</meta:generator>
    <meta:document-statistic meta:object-count="41"/>
  </office:meta>
</office:document-meta>
</file>